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OLE">
      <style:graphic-properties style:vertical-pos="top" style:vertical-rel="paragraph" style:horizontal-pos="center" style:horizontal-rel="paragraph" draw:ole-draw-aspect="1" draw:visible-area-top="0in" draw:visible-area-width="7.1591in" draw:visible-area-height="8.9311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1591in" svg:height="8.9311in" draw:z-index="0"><draw:object-ole xlink:href="./Object 1" xlink:type="simple" xlink:show="embed" xlink:actuate="onLoad"/><draw:image xlink:href="./ObjectReplacements/Object 1" xlink:type="simple" xlink:show="embed" xlink:actuate="onLoad"/></draw:frame>FSM Directory</text:p>
      <text:p text:style-name="P1"><text:soft-page-break/></text:p>
      <text:p text:style-name="P2">The figure shows the finite-state machine diagram for all the states in a directory. Any block will start in the Unowned state. From here, the directory will transition to “Shared (Memory-Access)” if it receives a shared read request, and it will transition to “Exclusive (Memory-Access)” if it receives an exclusive read request. In both cases, the directory will send a request to fetch memory. When the request from memory returns in the “Exclusive (Memory-Access)” state, the home memory would transition to the Exclusive state. It should be impossible for a writeback request to arrive during Unowned or “Exclusive (Memory-Access)” states because no node should have the block in these two states.</text:p>
      <text:p text:style-name="P2"/>
      <text:p text:style-name="P2">From the Shared state, there are only a few states the directory can transition into. The first is “Shared (Memory-Access)”, which occurs if a shared read request comes in while in the Shared state. The directory will fetch the memory, queuing up any more shared read requests that might come in while sending a NAK to any exclusive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
      <text:p text:style-name="P2">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4"/>
      <text:p text:style-name="P2">In all of the busy states, NAKs are sent in response to read requests. The directory will transition to the busy memory-access states when a read request arrives during the Exclusive state and the owner is not the requester.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is similar, except we send exclusive messages instead of shared messages and we transition to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text:soft-page-break/>shared writeback arrives, the directory also has to write the block to memory. Additionally, a writeback request means that the directory would forward that data to the new owner and return a writeback busy ack to the requester. <text:span text:style-name="T2">It</text:span> is possible for the intervention to be unsuccessful, however, which is indicated by a NAK from the previous owner. When this happens, the directory would send a NAK to the requester and return to Exclusive. The Busy-Exclusive state is similar, except exclusive messages are sent instead of shared messages and the directory transitions back to Exclusive upon successful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0-12-13T17:31:17.99</dc:date>
    <dc:creator>Eric Chang</dc:creator>
    <meta:editing-duration>PT08H58M26S</meta:editing-duration>
    <meta:editing-cycles>31</meta:editing-cycles>
    <meta:generator>OpenOffice.org/3.2$Win32 OpenOffice.org_project/320m18$Build-9502</meta:generator>
    <meta:printed-by>Eric Chang</meta:printed-by>
    <meta:print-date>2010-12-13T16:37:52.34</meta:print-date>
    <meta:document-statistic meta:table-count="0" meta:image-count="0" meta:object-count="1" meta:page-count="3" meta:paragraph-count="6" meta:word-count="778" meta:character-count="4738"/>
  </office:meta>
</office:document-meta>
</file>